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end-width="0.1cm"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marker-end-width="0.1cm" draw:fill="solid"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marker-end-width="0.1cm" draw:fill="solid" draw:fill-color="#2300dc" draw:textarea-horizontal-align="justify" draw:textarea-vertical-align="middle" draw:auto-grow-height="false"/>
    </style:style>
    <style:style style:name="gr6" style:family="graphic" style:parent-style-name="standard">
      <style:graphic-properties draw:marker-end-width="0.1cm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1cm" draw:fill="none" draw:textarea-vertical-align="middle"/>
    </style:style>
    <style:style style:name="gr8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2cm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08cm" draw:marker-start-width="0.32cm" draw:marker-end="Arrow" draw:marker-end-width="0.22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marker-end-width="0.1cm" draw:fill="solid" draw:fill-color="#00b8ff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cm" draw:marker-start-width="0.5cm" draw:marker-end="" draw:marker-end-width="0.4cm" draw:fill="solid" draw:fill-color="#00b8ff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cm" draw:marker-start-width="0.2cm" draw:marker-end="Arrow" draw:marker-end-width="0.2cm" draw:fill="solid" draw:fill-color="#00b8ff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draw:stroke="dash" draw:stroke-dash="Fine_20_Dashed_20__28_var_29_" draw:marker-end="Arrow" draw:marker-end-width="0.1cm" draw:fill="none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1.9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8.476cm" style:use-optimal-column-width="false"/>
    </style:style>
    <style:style style:name="co2" style:family="table-column">
      <style:table-column-properties style:column-width="8.21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draw:fill-color="#e6e6e6" style:repeat="repeat" fo:padding-top="0.1cm" fo:padding-bottom="0.1cm" fo:padding-left="0.1cm" fo:padding-right="0.1cm"/>
      <style:paragraph-properties fo:border="none"/>
      <style:text-properties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 fo:text-align="start"/>
    </style:style>
    <style:style style:name="P2" style:family="paragraph">
      <style:text-properties style:use-window-font-color="true" style:text-outline="false" style:text-line-through-style="none" fo:font-family="'Liberation Serif'" style:font-family-generic="roman" fo:font-size="1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2pt" style:font-family-complex="'Liberation Serif'" style:font-family-generic-complex="roman" style:font-size-complex="12pt" style:text-scale="100%" style:text-overline-style="none" style:text-overline-color="font-color"/>
    </style:style>
    <style:style style:name="P3" style:family="paragraph">
      <style:text-properties style:use-window-font-color="true" style:text-outline="false" style:text-line-through-style="none" fo:font-family="'Liberation Serif'" style:font-family-generic="roman" fo:font-size="7.1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7.19999980926514pt" style:font-family-complex="'Liberation Serif'" style:font-family-generic-complex="roman" style:font-size-complex="7.19999980926514pt" style:text-scale="100%" style:text-overline-style="none" style:text-overline-color="font-color"/>
    </style:style>
    <style:style style:name="P4" style:family="paragraph">
      <style:text-properties style:use-window-font-color="true" style:text-outline="false" style:text-line-through-style="none" fo:font-family="OpenSymbol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2pt" style:font-family-complex="OpenSymbol" style:font-size-complex="12pt" style:text-scale="100%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text-properties style:use-window-font-color="true" style:text-outline="false" style:text-line-through-style="none" fo:font-family="OpenSymbol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7.5pt" style:font-family-complex="OpenSymbol" style:font-size-complex="17.5pt" style:text-scale="100%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'Liberation Serif'" style:font-family-generic="roman" fo:font-size="1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2pt" style:font-family-complex="'Liberation Serif'" style:font-family-generic-complex="roman" style:font-size-complex="12pt" style:text-scale="100%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erif'" style:font-family-generic="roman" fo:font-size="7.1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7.19999980926514pt" style:font-family-complex="'Liberation Serif'" style:font-family-generic-complex="roman" style:font-size-complex="7.19999980926514pt" style:text-scale="100%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OpenSymbol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2pt" style:font-family-complex="OpenSymbol" style:font-size-complex="12pt" style:text-scale="100%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OpenSymbol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7.5pt" style:font-family-complex="OpenSymbol" style:font-size-complex="17.5pt" style:text-scale="100%" style:text-overline-style="none" style:text-overline-color="font-color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H Algorithmus</text:p>
          </draw:text-box>
        </draw:frame>
        <draw:frame presentation:style-name="pr2" draw:text-style-name="P1" draw:layer="layout" svg:width="24.639cm" svg:height="11.979cm" svg:x="1.561cm" svg:y="3.8cm" presentation:class="subtitle" presentation:user-transformed="true">
          <draw:text-box>
            <text:list text:style-name="L1">
              <text:list-header>
                <text:p text:style-name="P1">Update der Partikel-Position analog zu N-Body:</text:p>
              </text:list-header>
            </text:list>
            <text:list text:style-name="L2">
              <text:list-header>
                <text:p text:style-name="P1"/>
                <text:list>
                  <text:list-item>
                    <text:list>
                      <text:list-item>
                        <text:p text:style-name="P1"><text:s/>Berechne die auf jeden Parikel wirkenden Kräfte (Druck, Viskosität, Boundary, Gravitation)</text:p>
                        <text:p text:style-name="P1"/>
                      </text:list-item>
                      <text:list-item>
                        <text:p text:style-name="P1"><text:s/>Berechne neue Position mittels 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1.366cm" svg:height="1.007cm" svg:x="8.341cm" svg:y="16.4cm">
          <draw:text-box>
            <text:p><text:span text:style-name="T1">Pos</text:span></text:p>
          </draw:text-box>
        </draw:frame>
        <draw:frame draw:style-name="gr1" draw:text-style-name="P3" draw:layer="layout" svg:width="0.147cm" svg:height="0.602cm" svg:x="9.715cm" svg:y="16.954cm">
          <draw:text-box>
            <text:p><text:span text:style-name="T2">i</text:span></text:p>
          </draw:text-box>
        </draw:frame>
        <draw:frame draw:style-name="gr1" draw:text-style-name="P4" draw:layer="layout" svg:width="0.721cm" svg:height="0.909cm" svg:x="9.888cm" svg:y="16.482cm">
          <draw:text-box>
            <text:p><text:span text:style-name="T3">=</text:span></text:p>
          </draw:text-box>
        </draw:frame>
        <draw:frame draw:style-name="gr1" draw:text-style-name="P2" draw:layer="layout" svg:width="1.669cm" svg:height="1.007cm" svg:x="10.689cm" svg:y="16.4cm">
          <draw:text-box>
            <text:p><text:span text:style-name="T1">Velo</text:span></text:p>
          </draw:text-box>
        </draw:frame>
        <draw:frame draw:style-name="gr1" draw:text-style-name="P3" draw:layer="layout" svg:width="0.147cm" svg:height="0.602cm" svg:x="12.348cm" svg:y="16.954cm">
          <draw:text-box>
            <text:p><text:span text:style-name="T2">i</text:span></text:p>
          </draw:text-box>
        </draw:frame>
        <draw:frame draw:style-name="gr1" draw:text-style-name="P4" draw:layer="layout" svg:width="0.525cm" svg:height="0.909cm" svg:x="12.405cm" svg:y="16.482cm">
          <draw:text-box>
            <text:p><text:span text:style-name="T3">⋅</text:span></text:p>
          </draw:text-box>
        </draw:frame>
        <draw:frame draw:style-name="gr1" draw:text-style-name="P4" draw:layer="layout" svg:width="0.554cm" svg:height="0.909cm" svg:x="12.865cm" svg:y="16.482cm">
          <draw:text-box>
            <text:p><text:span text:style-name="T3">Δ</text:span></text:p>
          </draw:text-box>
        </draw:frame>
        <draw:frame draw:style-name="gr1" draw:text-style-name="P2" draw:layer="layout" svg:width="0.249cm" svg:height="1.007cm" svg:x="13.551cm" svg:y="16.4cm">
          <draw:text-box>
            <text:p><text:span text:style-name="T1">t</text:span></text:p>
          </draw:text-box>
        </draw:frame>
        <draw:frame draw:style-name="gr1" draw:text-style-name="P2" draw:layer="layout" svg:width="1.718cm" svg:height="1.036cm" svg:x="8.2cm" svg:y="14.647cm">
          <draw:text-box>
            <text:p><text:span text:style-name="T1">Velo</text:span></text:p>
          </draw:text-box>
        </draw:frame>
        <draw:frame draw:style-name="gr1" draw:text-style-name="P3" draw:layer="layout" svg:width="0.155cm" svg:height="0.621cm" svg:x="9.966cm" svg:y="15.158cm">
          <draw:text-box>
            <text:p><text:span text:style-name="T2">i</text:span></text:p>
          </draw:text-box>
        </draw:frame>
        <draw:frame draw:style-name="gr1" draw:text-style-name="P4" draw:layer="layout" svg:width="0.744cm" svg:height="0.937cm" svg:x="10.143cm" svg:y="14.731cm">
          <draw:text-box>
            <text:p><text:span text:style-name="T3">=</text:span></text:p>
          </draw:text-box>
        </draw:frame>
        <draw:frame draw:style-name="gr1" draw:text-style-name="P4" draw:layer="layout" svg:width="0.316cm" svg:height="0.937cm" svg:x="10.848cm" svg:y="14.731cm">
          <draw:text-box>
            <text:p><text:span text:style-name="T3">(</text:span></text:p>
          </draw:text-box>
        </draw:frame>
        <draw:frame draw:style-name="gr1" draw:text-style-name="P2" draw:layer="layout" svg:width="2.238cm" svg:height="1.036cm" svg:x="11.262cm" svg:y="14.647cm">
          <draw:text-box>
            <text:p><text:span text:style-name="T1">Force</text:span></text:p>
          </draw:text-box>
        </draw:frame>
        <draw:frame draw:style-name="gr1" draw:text-style-name="P3" draw:layer="layout" svg:width="0.153cm" svg:height="0.621cm" svg:x="13.558cm" svg:y="15.158cm">
          <draw:text-box>
            <text:p><text:span text:style-name="T2">i</text:span></text:p>
          </draw:text-box>
        </draw:frame>
        <draw:frame draw:style-name="gr1" draw:text-style-name="P4" draw:layer="layout" svg:width="0.26cm" svg:height="0.937cm" svg:x="13.791cm" svg:y="14.731cm">
          <draw:text-box>
            <text:p><text:span text:style-name="T3">/</text:span></text:p>
          </draw:text-box>
        </draw:frame>
        <draw:frame draw:style-name="gr1" draw:text-style-name="P2" draw:layer="layout" svg:width="1.875cm" svg:height="1.036cm" svg:x="14.146cm" svg:y="14.647cm">
          <draw:text-box>
            <text:p><text:span text:style-name="T1">mass</text:span></text:p>
          </draw:text-box>
        </draw:frame>
        <draw:frame draw:style-name="gr1" draw:text-style-name="P3" draw:layer="layout" svg:width="0.155cm" svg:height="0.621cm" svg:x="16.029cm" svg:y="15.158cm">
          <draw:text-box>
            <text:p><text:span text:style-name="T2">i</text:span></text:p>
          </draw:text-box>
        </draw:frame>
        <draw:frame draw:style-name="gr1" draw:text-style-name="P4" draw:layer="layout" svg:width="0.317cm" svg:height="0.937cm" svg:x="16.205cm" svg:y="14.731cm">
          <draw:text-box>
            <text:p><text:span text:style-name="T3">)</text:span></text:p>
          </draw:text-box>
        </draw:frame>
        <draw:frame draw:style-name="gr1" draw:text-style-name="P4" draw:layer="layout" svg:width="0.541cm" svg:height="0.937cm" svg:x="16.384cm" svg:y="14.731cm">
          <draw:text-box>
            <text:p><text:span text:style-name="T3">⋅</text:span></text:p>
          </draw:text-box>
        </draw:frame>
        <draw:frame draw:style-name="gr1" draw:text-style-name="P4" draw:layer="layout" svg:width="0.571cm" svg:height="0.937cm" svg:x="16.854cm" svg:y="14.731cm">
          <draw:text-box>
            <text:p><text:span text:style-name="T3">Δ</text:span></text:p>
          </draw:text-box>
        </draw:frame>
        <draw:frame draw:style-name="gr1" draw:text-style-name="P2" draw:layer="layout" svg:width="0.257cm" svg:height="1.036cm" svg:x="17.562cm" svg:y="14.647cm">
          <draw:text-box>
            <text:p><text:span text:style-name="T1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rechnung physikalischer Größen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4">
              <text:list-header>
                <text:p>Grundsätzlich: Approximation einer physikalischen Größe <text:s text:c="4"/>für den Partikel i als gewichtete Summe über benachbarte Partikel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  <text:list-item>
                                                    <text:p>Je näher ein Partikel, desto größer der Beitrag zur Summe</text:p>
                                                    <text:p/>
                                                  </text:list-item>
                                                  <text:list-item>
                                                    <text:p>Beispiel Dichte:</text:p>
                                                    <text:p/>
                                                    <text:p/>
                                                    <text:p/>
                                                    <text:p/>
                                                    <text:p>wobei W ein geeigneter smoothing kernel ist</text:p>
                                                    <text:p/>
                                                    <text:p/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xml:id="id5" draw:id="id5" draw:layer="layout" svg:width="0.267cm" svg:height="0.267cm" svg:x="1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0.267cm" svg:height="0.267cm" svg:x="3.2cm" svg:y="9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0.266cm" svg:height="0.267cm" svg:x="3.067cm" svg:y="12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7" draw:id="id17" draw:layer="layout" svg:width="0.267cm" svg:height="0.267cm" svg:x="5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0.266cm" svg:height="0.267cm" svg:x="4.26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0.267cm" svg:height="0.266cm" svg:x="4.4cm" svg:y="13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" draw:id="id2" draw:layer="layout" svg:width="0.267cm" svg:height="0.267cm" svg:x="4.933cm" svg:y="11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0.266cm" svg:height="0.266cm" svg:x="1.867cm" svg:y="10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7" draw:id="id7" draw:layer="layout" svg:width="0.267cm" svg:height="0.267cm" svg:x="2.133cm" svg:y="1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6" draw:id="id16" draw:layer="layout" svg:width="0.267cm" svg:height="0.266cm" svg:x="6.933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0.266cm" svg:height="0.267cm" svg:x="6.527cm" svg:y="12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4" draw:id="id14" draw:layer="layout" svg:width="0.267cm" svg:height="0.266cm" svg:x="7.733cm" svg:y="13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8" draw:id="id18" draw:layer="layout" svg:width="0.267cm" svg:height="0.267cm" svg:x="6.8cm" svg:y="9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0.266cm" svg:height="0.266cm" svg:x="4.267cm" svg:y="12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" draw:id="id9" draw:layer="layout" svg:width="0.266cm" svg:height="0.266cm" svg:x="3.067cm" svg:y="15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1" draw:id="id11" draw:layer="layout" svg:width="0.266cm" svg:height="0.267cm" svg:x="5.067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2" draw:id="id12" draw:layer="layout" svg:width="0.266cm" svg:height="0.267cm" svg:x="5.86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3" draw:id="id13" draw:layer="layout" svg:width="0.267cm" svg:height="0.267cm" svg:x="7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4.494cm" svg:y1="10.828cm" svg:x2="5.067cm" svg:y2="11.777cm" draw:start-shape="id1" draw:start-glue-point="9" draw:end-shape="id2" draw:end-glue-point="4" svg:d="m4494 10828 573 949">
          <text:p/>
        </draw:connector>
        <draw:connector draw:style-name="gr7" draw:text-style-name="P5" draw:layer="layout" draw:type="line" svg:x1="3.428cm" svg:y1="9.895cm" svg:x2="4.972cm" svg:y2="11.816cm" draw:start-shape="id3" draw:start-glue-point="9" draw:end-shape="id2" draw:end-glue-point="5" svg:d="m3428 9895 1544 1921">
          <text:p/>
        </draw:connector>
        <draw:connector draw:style-name="gr7" draw:text-style-name="P5" draw:layer="layout" draw:type="line" svg:x1="2.094cm" svg:y1="10.449cm" svg:x2="4.933cm" svg:y2="11.911cm" draw:start-shape="id4" draw:start-glue-point="9" draw:end-shape="id2" draw:end-glue-point="6" svg:d="m2094 10449 2839 1462">
          <text:p/>
        </draw:connector>
        <draw:connector draw:style-name="gr7" draw:text-style-name="P5" draw:layer="layout" draw:type="line" svg:x1="1.867cm" svg:y1="11.934cm" svg:x2="4.933cm" svg:y2="11.911cm" draw:start-shape="id5" draw:start-glue-point="10" draw:end-shape="id2" draw:end-glue-point="6" svg:d="m1867 11934 3066-23">
          <text:p/>
        </draw:connector>
        <draw:connector draw:style-name="gr7" draw:text-style-name="P5" draw:layer="layout" draw:type="line" svg:x1="3.294cm" svg:y1="12.506cm" svg:x2="4.972cm" svg:y2="12.005cm" draw:start-shape="id6" draw:start-glue-point="11" draw:end-shape="id2" draw:end-glue-point="7" svg:d="m3294 12506 1678-501">
          <text:p/>
        </draw:connector>
        <draw:connector draw:style-name="gr7" draw:text-style-name="P5" draw:layer="layout" draw:type="line" svg:x1="2.361cm" svg:y1="13.951cm" svg:x2="4.972cm" svg:y2="12.005cm" draw:start-shape="id7" draw:start-glue-point="11" draw:end-shape="id2" draw:end-glue-point="7" svg:d="m2361 13951 2611-1946">
          <text:p/>
        </draw:connector>
        <draw:connector draw:style-name="gr7" draw:text-style-name="P5" draw:layer="layout" draw:type="line" svg:x1="4.494cm" svg:y1="12.545cm" svg:x2="4.972cm" svg:y2="12.005cm" draw:start-shape="id8" draw:start-glue-point="11" draw:end-shape="id2" draw:end-glue-point="7" svg:d="m4494 12545 478-540">
          <text:p/>
        </draw:connector>
        <draw:connector draw:style-name="gr7" draw:text-style-name="P5" draw:layer="layout" draw:type="line" svg:x1="3.2cm" svg:y1="15.134cm" svg:x2="4.972cm" svg:y2="12.005cm" draw:start-shape="id9" draw:start-glue-point="4" draw:end-shape="id2" draw:end-glue-point="7" svg:d="m3200 15134 1772-3129">
          <text:p/>
        </draw:connector>
        <draw:connector draw:style-name="gr7" draw:text-style-name="P5" draw:layer="layout" draw:type="line" svg:x1="4.534cm" svg:y1="13.134cm" svg:x2="5.067cm" svg:y2="12.044cm" draw:start-shape="id10" draw:start-glue-point="4" draw:end-shape="id2" draw:end-glue-point="8" svg:d="m4534 13134 533-1090">
          <text:p/>
        </draw:connector>
        <draw:connector draw:style-name="gr7" draw:text-style-name="P5" draw:layer="layout" draw:type="line" svg:x1="5.2cm" svg:y1="14.2cm" svg:x2="5.067cm" svg:y2="12.044cm" draw:start-shape="id11" draw:start-glue-point="4" draw:end-shape="id2" draw:end-glue-point="8" svg:d="m5200 14200-133-2156">
          <text:p/>
        </draw:connector>
        <draw:connector draw:style-name="gr7" draw:text-style-name="P5" draw:layer="layout" draw:type="line" svg:x1="6cm" svg:y1="15cm" svg:x2="5.161cm" svg:y2="12.005cm" draw:start-shape="id12" draw:start-glue-point="4" draw:end-shape="id2" draw:end-glue-point="9" svg:d="m6000 15000-839-2995">
          <text:p/>
        </draw:connector>
        <draw:connector draw:style-name="gr7" draw:text-style-name="P5" draw:layer="layout" draw:type="line" svg:x1="7.639cm" svg:y1="14.239cm" svg:x2="5.161cm" svg:y2="12.005cm" draw:start-shape="id13" draw:start-glue-point="5" draw:end-shape="id2" draw:end-glue-point="9" svg:d="m7639 14239-2478-2234">
          <text:p/>
        </draw:connector>
        <draw:connector draw:style-name="gr7" draw:text-style-name="P5" draw:layer="layout" draw:type="line" svg:x1="7.733cm" svg:y1="13.729cm" svg:x2="5.161cm" svg:y2="12.005cm" draw:start-shape="id14" draw:start-glue-point="6" draw:end-shape="id2" draw:end-glue-point="9" svg:d="m7733 13729-2572-1724">
          <text:p/>
        </draw:connector>
        <draw:connector draw:style-name="gr7" draw:text-style-name="P5" draw:layer="layout" draw:type="line" svg:x1="6.527cm" svg:y1="12.601cm" svg:x2="5.161cm" svg:y2="12.005cm" draw:start-shape="id15" draw:start-glue-point="6" draw:end-shape="id2" draw:end-glue-point="9" svg:d="m6527 12601-1366-596">
          <text:p/>
        </draw:connector>
        <draw:connector draw:style-name="gr7" draw:text-style-name="P5" draw:layer="layout" draw:type="line" svg:x1="6.933cm" svg:y1="11.267cm" svg:x2="5.2cm" svg:y2="11.911cm" draw:start-shape="id16" draw:start-glue-point="6" draw:end-shape="id2" draw:end-glue-point="10" svg:d="m6933 11267-1733 644">
          <text:p/>
        </draw:connector>
        <draw:connector draw:style-name="gr7" draw:text-style-name="P5" draw:layer="layout" draw:type="line" svg:x1="5.734cm" svg:y1="10.067cm" svg:x2="5.067cm" svg:y2="11.777cm" draw:start-shape="id17" draw:start-glue-point="8" draw:end-shape="id2" draw:end-glue-point="4" svg:d="m5734 10067-667 1710">
          <text:p/>
        </draw:connector>
        <draw:connector draw:style-name="gr7" draw:text-style-name="P5" draw:layer="layout" draw:type="line" svg:x1="6.839cm" svg:y1="9.495cm" svg:x2="5.161cm" svg:y2="11.816cm" draw:start-shape="id18" draw:start-glue-point="7" draw:end-shape="id2" draw:end-glue-point="11" svg:d="m6839 9495-1678 2321">
          <text:p/>
        </draw:connector>
        <draw:frame draw:style-name="gr1" draw:text-style-name="P2" draw:layer="layout" svg:width="0.858cm" svg:height="0.683cm" svg:x="14.6cm" svg:y="14.698cm">
          <draw:text-box>
            <text:p><text:span text:style-name="T1">rho</text:span></text:p>
          </draw:text-box>
        </draw:frame>
        <draw:frame draw:style-name="gr1" draw:text-style-name="P3" draw:layer="layout" svg:width="0.1cm" svg:height="0.408cm" svg:x="15.493cm" svg:y="15.074cm">
          <draw:text-box>
            <text:p><text:span text:style-name="T2">i</text:span></text:p>
          </draw:text-box>
        </draw:frame>
        <draw:frame draw:style-name="gr1" draw:text-style-name="P4" draw:layer="layout" svg:width="0.489cm" svg:height="0.617cm" svg:x="15.611cm" svg:y="14.754cm">
          <draw:text-box>
            <text:p><text:span text:style-name="T3">=</text:span></text:p>
          </draw:text-box>
        </draw:frame>
        <draw:frame draw:style-name="gr1" draw:text-style-name="P6" draw:layer="layout" svg:width="0.714cm" svg:height="0.902cm" svg:x="16.116cm" svg:y="14.604cm">
          <draw:text-box>
            <text:p><text:span text:style-name="T4">∑</text:span></text:p>
          </draw:text-box>
        </draw:frame>
        <draw:frame draw:style-name="gr1" draw:text-style-name="P3" draw:layer="layout" svg:width="0.1cm" svg:height="0.408cm" svg:x="16.893cm" svg:y="15.192cm">
          <draw:text-box>
            <text:p><text:span text:style-name="T2">j</text:span></text:p>
          </draw:text-box>
        </draw:frame>
        <draw:frame draw:style-name="gr1" draw:text-style-name="P2" draw:layer="layout" svg:width="1.236cm" svg:height="0.683cm" svg:x="17.127cm" svg:y="14.698cm">
          <draw:text-box>
            <text:p><text:span text:style-name="T1">mass</text:span></text:p>
          </draw:text-box>
        </draw:frame>
        <draw:frame draw:style-name="gr1" draw:text-style-name="P3" draw:layer="layout" svg:width="0.1cm" svg:height="0.408cm" svg:x="18.447cm" svg:y="15.074cm">
          <draw:text-box>
            <text:p><text:span text:style-name="T2">j</text:span></text:p>
          </draw:text-box>
        </draw:frame>
        <draw:frame draw:style-name="gr1" draw:text-style-name="P4" draw:layer="layout" svg:width="0.355cm" svg:height="0.617cm" svg:x="18.487cm" svg:y="14.754cm">
          <draw:text-box>
            <text:p><text:span text:style-name="T3">⋅</text:span></text:p>
          </draw:text-box>
        </draw:frame>
        <draw:frame draw:style-name="gr1" draw:text-style-name="P2" draw:layer="layout" svg:width="0.514cm" svg:height="0.683cm" svg:x="18.759cm" svg:y="14.698cm">
          <draw:text-box>
            <text:p><text:span text:style-name="T1">W</text:span></text:p>
          </draw:text-box>
        </draw:frame>
        <draw:frame draw:style-name="gr1" draw:text-style-name="P4" draw:layer="layout" svg:width="0.207cm" svg:height="0.617cm" svg:x="19.379cm" svg:y="14.754cm">
          <draw:text-box>
            <text:p><text:span text:style-name="T3">(</text:span></text:p>
          </draw:text-box>
        </draw:frame>
        <draw:frame draw:style-name="gr1" draw:text-style-name="P2" draw:layer="layout" svg:width="2.061cm" svg:height="0.683cm" svg:x="19.612cm" svg:y="14.698cm">
          <draw:text-box>
            <text:p><text:span text:style-name="T1">distance</text:span></text:p>
          </draw:text-box>
        </draw:frame>
        <draw:frame draw:style-name="gr1" draw:text-style-name="P4" draw:layer="layout" svg:width="0.207cm" svg:height="0.617cm" svg:x="21.75cm" svg:y="14.754cm">
          <draw:text-box>
            <text:p><text:span text:style-name="T3">(</text:span></text:p>
          </draw:text-box>
        </draw:frame>
        <draw:frame draw:style-name="gr1" draw:text-style-name="P2" draw:layer="layout" svg:width="0.169cm" svg:height="0.683cm" svg:x="21.983cm" svg:y="14.698cm">
          <draw:text-box>
            <text:p><text:span text:style-name="T1">i</text:span></text:p>
          </draw:text-box>
        </draw:frame>
        <draw:frame draw:style-name="gr1" draw:text-style-name="P2" draw:layer="layout" svg:width="0.153cm" svg:height="0.683cm" svg:x="22.255cm" svg:y="14.698cm">
          <draw:text-box>
            <text:p><text:span text:style-name="T1">,</text:span></text:p>
          </draw:text-box>
        </draw:frame>
        <draw:frame draw:style-name="gr1" draw:text-style-name="P2" draw:layer="layout" svg:width="0.169cm" svg:height="0.683cm" svg:x="22.566cm" svg:y="14.698cm">
          <draw:text-box>
            <text:p><text:span text:style-name="T1">j</text:span></text:p>
          </draw:text-box>
        </draw:frame>
        <draw:frame draw:style-name="gr1" draw:text-style-name="P4" draw:layer="layout" svg:width="0.207cm" svg:height="0.617cm" svg:x="22.8cm" svg:y="14.754cm">
          <draw:text-box>
            <text:p><text:span text:style-name="T3">)</text:span></text:p>
          </draw:text-box>
        </draw:frame>
        <draw:frame draw:style-name="gr1" draw:text-style-name="P4" draw:layer="layout" svg:width="0.207cm" svg:height="0.617cm" svg:x="22.994cm" svg:y="14.754cm">
          <draw:text-box>
            <text:p><text:span text:style-name="T3">)</text:span></text:p>
          </draw:text-box>
        </draw:frame>
        <draw:frame draw:style-name="gr1" draw:text-style-name="P2" draw:layer="layout" svg:width="0.521cm" svg:height="0.946cm" svg:x="21cm" svg:y="4.774cm">
          <draw:text-box>
            <text:p><text:span text:style-name="T1">A</text:span></text:p>
          </draw:text-box>
        </draw:frame>
        <draw:frame draw:style-name="gr1" draw:text-style-name="P3" draw:layer="layout" svg:width="0.138cm" svg:height="0.565cm" svg:x="21.535cm" svg:y="5.295cm">
          <draw:text-box>
            <text:p><text:span text:style-name="T2">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alitative Kräfte-Übersicht</text:p>
          </draw:text-box>
        </draw:frame>
        <draw:frame draw:style-name="standard" draw:layer="layout" svg:width="24.901cm" svg:height="13.86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><text:span text:style-name="T5">Druck</text:span></text:p>
                <text:p><text:span text:style-name="T6"/></text:p>
                <text:list text:style-name="L1">
                  <text:list-item>
                    <text:p><text:span text:style-name="T6">Jeder Partikel übt Kraft in Richtung eines jeden Nachbarn aus</text:span></text:p>
                    <text:p><text:span text:style-name="T6"/></text:p>
                  </text:list-item>
                  <text:list-item>
                    <text:p><text:span text:style-name="T6">Betrag abhängig von Dichte und Abstand der Partikel</text:span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  <text:p><text:span text:style-name="T6"/></text:p>
                  </text:list-item>
                </text:list>
                <text:p><text:span text:style-name="T6"/></text:p>
              </table:table-cell>
              <table:table-cell table:style-name="ce2">
                <text:p><text:span text:style-name="T7">Viskosität</text:span></text:p>
                <text:p><text:span text:style-name="T8"/></text:p>
                <text:list text:continue-numbering="true" text:style-name="L1">
                  <text:list-item>
                    <text:p><text:span text:style-name="T8">Innere Reibung</text:span></text:p>
                    <text:p><text:span text:style-name="T8"/></text:p>
                  </text:list-item>
                  <text:list-item>
                    <text:p><text:span text:style-name="T8">Hält Partikel in der Spur</text:span></text:p>
                    <text:p><text:span text:style-name="T8"/></text:p>
                  </text:list-item>
                  <text:list-item>
                    <text:p><text:span text:style-name="T8">Kraft wirkt in Richtung der mittleren lokalen Geschwindigkeitsdifferenz</text:span></text:p>
                    <text:p><text:span text:style-name="T8"/></text:p>
                    <text:p><text:span text:style-name="T8"/></text:p>
                    <text:p><text:span text:style-name="T8"/></text:p>
                  </text:list-item>
                </text:list>
              </table:table-cell>
              <table:table-cell table:style-name="ce3">
                <text:p><text:span text:style-name="T7">Boundary</text:span></text:p>
                <text:p><text:span text:style-name="T8"/></text:p>
                <text:list text:continue-numbering="true" text:style-name="L1">
                  <text:list-item>
                    <text:p><text:span text:style-name="T8">Wird modelliert durch Kräfte, die von den Wänden in Richtung der Partikel wirke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5" xml:id="id23" draw:id="id23" draw:layer="layout" svg:width="0.242cm" svg:height="0.242cm" svg:x="2.198cm" svg:y="14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1" draw:id="id21" draw:layer="layout" svg:width="0.242cm" svg:height="0.242cm" svg:x="3.649cm" svg:y="12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4" draw:id="id24" draw:layer="layout" svg:width="0.243cm" svg:height="0.242cm" svg:x="3.528cm" svg:y="15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5" draw:id="id35" draw:layer="layout" svg:width="0.243cm" svg:height="0.241cm" svg:x="5.826cm" svg:y="13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9" draw:id="id19" draw:layer="layout" svg:width="0.243cm" svg:height="0.241cm" svg:x="4.616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8" draw:id="id28" draw:layer="layout" svg:width="0.242cm" svg:height="0.241cm" svg:x="4.738cm" svg:y="16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0" draw:id="id20" draw:layer="layout" svg:width="0.242cm" svg:height="0.242cm" svg:x="5.222cm" svg:y="14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2" draw:id="id22" draw:layer="layout" svg:width="0.241cm" svg:height="0.241cm" svg:x="2.44cm" svg:y="13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5" draw:id="id25" draw:layer="layout" svg:width="0.244cm" svg:height="0.243cm" svg:x="2.681cm" svg:y="16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4" draw:id="id34" draw:layer="layout" svg:width="0.244cm" svg:height="0.244cm" svg:x="7.034cm" svg:y="1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3" draw:id="id33" draw:layer="layout" svg:width="0.243cm" svg:height="0.242cm" svg:x="6.666cm" svg:y="15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2" draw:id="id32" draw:layer="layout" svg:width="0.243cm" svg:height="0.243cm" svg:x="7.761cm" svg:y="16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6" draw:id="id26" draw:layer="layout" svg:width="0.243cm" svg:height="0.24cm" svg:x="4.616cm" svg:y="15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7" draw:id="id27" draw:layer="layout" svg:width="0.243cm" svg:height="0.243cm" svg:x="3.528cm" svg:y="1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9" draw:id="id29" draw:layer="layout" svg:width="0.242cm" svg:height="0.243cm" svg:x="5.343cm" svg:y="1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0" draw:id="id30" draw:layer="layout" svg:width="0.241cm" svg:height="0.242cm" svg:x="6.069cm" svg:y="17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1" draw:id="id31" draw:layer="layout" svg:width="0.24cm" svg:height="0.243cm" svg:x="7.641cm" svg:y="1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4.824cm" svg:y1="14.053cm" svg:x2="5.343cm" svg:y2="14.914cm" draw:start-shape="id19" draw:start-glue-point="9" draw:end-shape="id20" draw:end-glue-point="4" svg:d="m4824 14053 519 861">
          <text:p/>
        </draw:connector>
        <draw:connector draw:style-name="gr7" draw:text-style-name="P5" draw:layer="layout" draw:type="line" svg:x1="3.856cm" svg:y1="13.206cm" svg:x2="5.257cm" svg:y2="14.949cm" draw:start-shape="id21" draw:start-glue-point="9" draw:end-shape="id20" draw:end-glue-point="5" svg:d="m3856 13206 1401 1743">
          <text:p/>
        </draw:connector>
        <draw:connector draw:style-name="gr7" draw:text-style-name="P5" draw:layer="layout" draw:type="line" svg:x1="2.646cm" svg:y1="13.709cm" svg:x2="5.222cm" svg:y2="15.035cm" draw:start-shape="id22" draw:start-glue-point="9" draw:end-shape="id20" draw:end-glue-point="6" svg:d="m2646 13709 2576 1326">
          <text:p/>
        </draw:connector>
        <draw:connector draw:style-name="gr7" draw:text-style-name="P5" draw:layer="layout" draw:type="line" svg:x1="2.44cm" svg:y1="15.055cm" svg:x2="5.222cm" svg:y2="15.035cm" draw:start-shape="id23" draw:start-glue-point="10" draw:end-shape="id20" draw:end-glue-point="6" svg:d="m2440 15055 2782-20">
          <text:p/>
        </draw:connector>
        <draw:connector draw:style-name="gr8" draw:text-style-name="P5" draw:layer="layout" draw:type="line" svg:x1="3.736cm" svg:y1="15.574cm" svg:x2="5.257cm" svg:y2="15.121cm" draw:start-shape="id24" draw:start-glue-point="11" draw:end-shape="id20" draw:end-glue-point="7" svg:d="m3736 15574 1521-453">
          <text:p/>
        </draw:connector>
        <draw:connector draw:style-name="gr7" draw:text-style-name="P5" draw:layer="layout" draw:type="line" svg:x1="2.89cm" svg:y1="16.884cm" svg:x2="5.257cm" svg:y2="15.121cm" draw:start-shape="id25" draw:start-glue-point="11" draw:end-shape="id20" draw:end-glue-point="7" svg:d="m2890 16884 2367-1763">
          <text:p/>
        </draw:connector>
        <draw:connector draw:style-name="gr9" draw:text-style-name="P5" draw:layer="layout" draw:type="line" svg:x1="4.824cm" svg:y1="15.61cm" svg:x2="5.257cm" svg:y2="15.121cm" draw:start-shape="id26" draw:start-glue-point="11" draw:end-shape="id20" draw:end-glue-point="7" svg:d="m4824 15610 433-489">
          <text:p/>
        </draw:connector>
        <draw:connector draw:style-name="gr7" draw:text-style-name="P5" draw:layer="layout" draw:type="line" svg:x1="3.649cm" svg:y1="17.957cm" svg:x2="5.257cm" svg:y2="15.121cm" draw:start-shape="id27" draw:start-glue-point="4" draw:end-shape="id20" draw:end-glue-point="7" svg:d="m3649 17957 1608-2836">
          <text:p/>
        </draw:connector>
        <draw:connector draw:style-name="gr9" draw:text-style-name="P5" draw:layer="layout" draw:type="line" svg:x1="4.859cm" svg:y1="16.145cm" svg:x2="5.257cm" svg:y2="15.121cm" draw:start-shape="id28" draw:start-glue-point="4" draw:end-shape="id20" draw:end-glue-point="7" svg:d="m4859 16145 398-1024">
          <text:p/>
        </draw:connector>
        <draw:connector draw:style-name="gr8" draw:text-style-name="P5" draw:layer="layout" draw:type="line" svg:x1="5.464cm" svg:y1="17.112cm" svg:x2="5.343cm" svg:y2="15.156cm" draw:start-shape="id29" draw:start-glue-point="4" draw:end-shape="id20" draw:end-glue-point="8" svg:d="m5464 17112-121-1956">
          <text:p/>
        </draw:connector>
        <draw:connector draw:style-name="gr7" draw:text-style-name="P5" draw:layer="layout" draw:type="line" svg:x1="6.19cm" svg:y1="17.838cm" svg:x2="5.429cm" svg:y2="15.121cm" draw:start-shape="id30" draw:start-glue-point="4" draw:end-shape="id20" draw:end-glue-point="9" svg:d="m6190 17838-761-2717">
          <text:p/>
        </draw:connector>
        <draw:connector draw:style-name="gr7" draw:text-style-name="P5" draw:layer="layout" draw:type="line" svg:x1="7.676cm" svg:y1="17.147cm" svg:x2="5.429cm" svg:y2="15.121cm" draw:start-shape="id31" draw:start-glue-point="5" draw:end-shape="id20" draw:end-glue-point="9" svg:d="m7676 17147-2247-2026">
          <text:p/>
        </draw:connector>
        <draw:connector draw:style-name="gr7" draw:text-style-name="P5" draw:layer="layout" draw:type="line" svg:x1="7.761cm" svg:y1="16.683cm" svg:x2="5.429cm" svg:y2="15.121cm" draw:start-shape="id32" draw:start-glue-point="6" draw:end-shape="id20" draw:end-glue-point="9" svg:d="m7761 16683-2332-1562">
          <text:p/>
        </draw:connector>
        <draw:connector draw:style-name="gr8" draw:text-style-name="P5" draw:layer="layout" draw:type="line" svg:x1="6.666cm" svg:y1="15.66cm" svg:x2="5.429cm" svg:y2="15.121cm" draw:start-shape="id33" draw:start-glue-point="6" draw:end-shape="id20" draw:end-glue-point="9" svg:d="m6666 15660-1237-539">
          <text:p/>
        </draw:connector>
        <draw:connector draw:style-name="gr7" draw:text-style-name="P5" draw:layer="layout" draw:type="line" svg:x1="7.034cm" svg:y1="14.451cm" svg:x2="5.464cm" svg:y2="15.035cm" draw:start-shape="id34" draw:start-glue-point="6" draw:end-shape="id20" draw:end-glue-point="10" svg:d="m7034 14451-1570 584">
          <text:p/>
        </draw:connector>
        <draw:connector draw:style-name="gr8" draw:text-style-name="P5" draw:layer="layout" draw:type="line" svg:x1="5.947cm" svg:y1="13.362cm" svg:x2="5.343cm" svg:y2="14.914cm" draw:start-shape="id35" draw:start-glue-point="8" draw:end-shape="id20" draw:end-glue-point="4" svg:d="m5947 13362-604 1552">
          <text:p/>
        </draw:connector>
        <draw:connector draw:style-name="gr10" draw:text-style-name="P5" draw:layer="layout" draw:type="line" svg:x1="5.374cm" svg:y1="15cm" svg:x2="6.451cm" svg:y2="13.811cm" svg:d="m5374 15000 1077-1189">
          <text:p/>
        </draw:connector>
        <draw:custom-shape draw:style-name="gr3" draw:text-style-name="P5" xml:id="id40" draw:id="id40" draw:layer="layout" svg:width="0.242cm" svg:height="0.242cm" svg:x="2.198cm" svg:y="14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8" draw:id="id38" draw:layer="layout" svg:width="0.242cm" svg:height="0.242cm" svg:x="3.649cm" svg:y="12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1" draw:id="id41" draw:layer="layout" svg:width="0.243cm" svg:height="0.242cm" svg:x="3.528cm" svg:y="15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2" draw:id="id52" draw:layer="layout" svg:width="0.243cm" svg:height="0.241cm" svg:x="5.826cm" svg:y="13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6" draw:id="id36" draw:layer="layout" svg:width="0.243cm" svg:height="0.241cm" svg:x="4.616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5" draw:id="id45" draw:layer="layout" svg:width="0.242cm" svg:height="0.241cm" svg:x="4.738cm" svg:y="16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7" draw:id="id37" draw:layer="layout" svg:width="0.242cm" svg:height="0.242cm" svg:x="5.222cm" svg:y="14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9" draw:id="id39" draw:layer="layout" svg:width="0.241cm" svg:height="0.241cm" svg:x="2.44cm" svg:y="13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2" draw:id="id42" draw:layer="layout" svg:width="0.244cm" svg:height="0.243cm" svg:x="2.681cm" svg:y="16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1" draw:id="id51" draw:layer="layout" svg:width="0.244cm" svg:height="0.244cm" svg:x="7.034cm" svg:y="1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0" draw:id="id50" draw:layer="layout" svg:width="0.243cm" svg:height="0.242cm" svg:x="6.666cm" svg:y="15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9" draw:id="id49" draw:layer="layout" svg:width="0.243cm" svg:height="0.243cm" svg:x="7.761cm" svg:y="16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3" draw:id="id43" draw:layer="layout" svg:width="0.243cm" svg:height="0.24cm" svg:x="4.616cm" svg:y="15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4" draw:id="id44" draw:layer="layout" svg:width="0.243cm" svg:height="0.243cm" svg:x="3.528cm" svg:y="1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6" draw:id="id46" draw:layer="layout" svg:width="0.242cm" svg:height="0.243cm" svg:x="5.343cm" svg:y="1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7" draw:id="id47" draw:layer="layout" svg:width="0.241cm" svg:height="0.242cm" svg:x="6.069cm" svg:y="17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8" draw:id="id48" draw:layer="layout" svg:width="0.24cm" svg:height="0.243cm" svg:x="7.641cm" svg:y="1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4.824cm" svg:y1="14.053cm" svg:x2="5.343cm" svg:y2="14.914cm" draw:start-shape="id36" draw:start-glue-point="9" draw:end-shape="id37" draw:end-glue-point="4" svg:d="m4824 14053 519 861">
          <text:p/>
        </draw:connector>
        <draw:connector draw:style-name="gr7" draw:text-style-name="P5" draw:layer="layout" draw:type="line" svg:x1="3.856cm" svg:y1="13.206cm" svg:x2="5.257cm" svg:y2="14.949cm" draw:start-shape="id38" draw:start-glue-point="9" draw:end-shape="id37" draw:end-glue-point="5" svg:d="m3856 13206 1401 1743">
          <text:p/>
        </draw:connector>
        <draw:connector draw:style-name="gr7" draw:text-style-name="P5" draw:layer="layout" draw:type="line" svg:x1="2.646cm" svg:y1="13.709cm" svg:x2="5.222cm" svg:y2="15.035cm" draw:start-shape="id39" draw:start-glue-point="9" draw:end-shape="id37" draw:end-glue-point="6" svg:d="m2646 13709 2576 1326">
          <text:p/>
        </draw:connector>
        <draw:connector draw:style-name="gr7" draw:text-style-name="P5" draw:layer="layout" draw:type="line" svg:x1="2.44cm" svg:y1="15.055cm" svg:x2="5.222cm" svg:y2="15.035cm" draw:start-shape="id40" draw:start-glue-point="10" draw:end-shape="id37" draw:end-glue-point="6" svg:d="m2440 15055 2782-20">
          <text:p/>
        </draw:connector>
        <draw:connector draw:style-name="gr8" draw:text-style-name="P5" draw:layer="layout" draw:type="line" svg:x1="3.736cm" svg:y1="15.574cm" svg:x2="5.257cm" svg:y2="15.121cm" draw:start-shape="id41" draw:start-glue-point="11" draw:end-shape="id37" draw:end-glue-point="7" svg:d="m3736 15574 1521-453">
          <text:p/>
        </draw:connector>
        <draw:connector draw:style-name="gr7" draw:text-style-name="P5" draw:layer="layout" draw:type="line" svg:x1="2.89cm" svg:y1="16.884cm" svg:x2="5.257cm" svg:y2="15.121cm" draw:start-shape="id42" draw:start-glue-point="11" draw:end-shape="id37" draw:end-glue-point="7" svg:d="m2890 16884 2367-1763">
          <text:p/>
        </draw:connector>
        <draw:connector draw:style-name="gr9" draw:text-style-name="P5" draw:layer="layout" draw:type="line" svg:x1="4.824cm" svg:y1="15.61cm" svg:x2="5.257cm" svg:y2="15.121cm" draw:start-shape="id43" draw:start-glue-point="11" draw:end-shape="id37" draw:end-glue-point="7" svg:d="m4824 15610 433-489">
          <text:p/>
        </draw:connector>
        <draw:connector draw:style-name="gr7" draw:text-style-name="P5" draw:layer="layout" draw:type="line" svg:x1="3.649cm" svg:y1="17.957cm" svg:x2="5.257cm" svg:y2="15.121cm" draw:start-shape="id44" draw:start-glue-point="4" draw:end-shape="id37" draw:end-glue-point="7" svg:d="m3649 17957 1608-2836">
          <text:p/>
        </draw:connector>
        <draw:connector draw:style-name="gr9" draw:text-style-name="P5" draw:layer="layout" draw:type="line" svg:x1="4.859cm" svg:y1="16.145cm" svg:x2="5.257cm" svg:y2="15.121cm" draw:start-shape="id45" draw:start-glue-point="4" draw:end-shape="id37" draw:end-glue-point="7" svg:d="m4859 16145 398-1024">
          <text:p/>
        </draw:connector>
        <draw:connector draw:style-name="gr8" draw:text-style-name="P5" draw:layer="layout" draw:type="line" svg:x1="5.464cm" svg:y1="17.112cm" svg:x2="5.343cm" svg:y2="15.156cm" draw:start-shape="id46" draw:start-glue-point="4" draw:end-shape="id37" draw:end-glue-point="8" svg:d="m5464 17112-121-1956">
          <text:p/>
        </draw:connector>
        <draw:connector draw:style-name="gr7" draw:text-style-name="P5" draw:layer="layout" draw:type="line" svg:x1="6.19cm" svg:y1="17.838cm" svg:x2="5.429cm" svg:y2="15.121cm" draw:start-shape="id47" draw:start-glue-point="4" draw:end-shape="id37" draw:end-glue-point="9" svg:d="m6190 17838-761-2717">
          <text:p/>
        </draw:connector>
        <draw:connector draw:style-name="gr7" draw:text-style-name="P5" draw:layer="layout" draw:type="line" svg:x1="7.676cm" svg:y1="17.147cm" svg:x2="5.429cm" svg:y2="15.121cm" draw:start-shape="id48" draw:start-glue-point="5" draw:end-shape="id37" draw:end-glue-point="9" svg:d="m7676 17147-2247-2026">
          <text:p/>
        </draw:connector>
        <draw:connector draw:style-name="gr7" draw:text-style-name="P5" draw:layer="layout" draw:type="line" svg:x1="7.761cm" svg:y1="16.683cm" svg:x2="5.429cm" svg:y2="15.121cm" draw:start-shape="id49" draw:start-glue-point="6" draw:end-shape="id37" draw:end-glue-point="9" svg:d="m7761 16683-2332-1562">
          <text:p/>
        </draw:connector>
        <draw:connector draw:style-name="gr8" draw:text-style-name="P5" draw:layer="layout" draw:type="line" svg:x1="6.666cm" svg:y1="15.66cm" svg:x2="5.429cm" svg:y2="15.121cm" draw:start-shape="id50" draw:start-glue-point="6" draw:end-shape="id37" draw:end-glue-point="9" svg:d="m6666 15660-1237-539">
          <text:p/>
        </draw:connector>
        <draw:connector draw:style-name="gr7" draw:text-style-name="P5" draw:layer="layout" draw:type="line" svg:x1="7.034cm" svg:y1="14.451cm" svg:x2="5.464cm" svg:y2="15.035cm" draw:start-shape="id51" draw:start-glue-point="6" draw:end-shape="id37" draw:end-glue-point="10" svg:d="m7034 14451-1570 584">
          <text:p/>
        </draw:connector>
        <draw:connector draw:style-name="gr8" draw:text-style-name="P5" draw:layer="layout" draw:type="line" svg:x1="5.947cm" svg:y1="13.362cm" svg:x2="5.343cm" svg:y2="14.914cm" draw:start-shape="id52" draw:start-glue-point="8" draw:end-shape="id37" draw:end-glue-point="4" svg:d="m5947 13362-604 1552">
          <text:p/>
        </draw:connector>
        <draw:connector draw:style-name="gr11" draw:text-style-name="P5" draw:layer="layout" draw:type="line" svg:x1="5.374cm" svg:y1="15cm" svg:x2="6.451cm" svg:y2="13.811cm" svg:d="m5374 15000 1077-1189">
          <text:p/>
        </draw:connector>
        <draw:custom-shape draw:style-name="gr12" draw:text-style-name="P5" draw:layer="layout" svg:width="0.228cm" svg:height="0.228cm" svg:x="18.813cm" svg:y="14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0.183cm" svg:y="12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0.069cm" svg:y="1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9cm" svg:height="0.228cm" svg:x="22.237cm" svg:y="1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1.096cm" svg:y="13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1.21cm" svg:y="1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1.667cm" svg:y="14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19.041cm" svg:y="13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9cm" svg:height="0.228cm" svg:x="19.269cm" svg:y="16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9cm" svg:height="0.228cm" svg:x="23.379cm" svg:y="1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3.031cm" svg:y="1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4.064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3.265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1.096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0.069cm" svg:y="1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1.781cm" svg:y="1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8cm" svg:x="22.466cm" svg:y="1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28cm" svg:height="0.229cm" svg:x="23.95cm" svg:y="1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line" svg:x1="17.935cm" svg:y1="17.961cm" svg:x2="25.2cm" svg:y2="18cm" svg:d="m17935 17961 7265 39">
          <text:p/>
        </draw:connector>
        <draw:connector draw:style-name="gr14" draw:text-style-name="P5" draw:layer="layout" draw:type="line" svg:x1="20.17cm" svg:y1="17.423cm" svg:x2="20.188cm" svg:y2="15.839cm" svg:d="m20170 17423 18-1584">
          <text:p/>
        </draw:connector>
        <draw:connector draw:style-name="gr14" draw:text-style-name="P5" draw:layer="layout" draw:type="line" svg:x1="21.896cm" svg:y1="16.61cm" svg:x2="21.919cm" svg:y2="15.227cm" svg:d="m21896 16610 23-1383">
          <text:p/>
        </draw:connector>
        <draw:connector draw:style-name="gr14" draw:text-style-name="P5" draw:layer="layout" draw:type="line" svg:x1="22.581cm" svg:y1="17.309cm" svg:x2="22.61cm" svg:y2="15.682cm" svg:d="m22581 17309 29-1627">
          <text:p/>
        </draw:connector>
        <draw:connector draw:style-name="gr14" draw:text-style-name="P5" draw:layer="layout" draw:type="line" svg:x1="24.065cm" svg:y1="16.652cm" svg:x2="24.094cm" svg:y2="15.027cm" svg:d="m24065 16652 29-1625">
          <text:p/>
        </draw:connector>
        <draw:connector draw:style-name="gr14" draw:text-style-name="P5" draw:layer="layout" draw:type="line" svg:x1="24.178cm" svg:y1="16.106cm" svg:x2="24.197cm" svg:y2="14.537cm" svg:d="m24178 16106 19-1569">
          <text:p/>
        </draw:connector>
        <draw:connector draw:style-name="gr14" draw:text-style-name="P5" draw:layer="layout" draw:type="line" svg:x1="23.494cm" svg:y1="13.998cm" svg:x2="23.495cm" svg:y2="13.366cm" svg:d="m23494 13998 1-632">
          <text:p/>
        </draw:connector>
        <draw:connector draw:style-name="gr14" draw:text-style-name="P5" draw:layer="layout" draw:type="line" svg:x1="19.384cm" svg:y1="16.424cm" svg:x2="19.413cm" svg:y2="14.798cm" svg:d="m19384 16424 29-1626">
          <text:p/>
        </draw:connector>
        <draw:connector draw:style-name="gr14" draw:text-style-name="P5" draw:layer="layout" draw:type="line" svg:x1="20.183cm" svg:y1="15.139cm" svg:x2="20.201cm" svg:y2="14.407cm" svg:d="m20183 15139 18-732">
          <text:p/>
        </draw:connector>
        <draw:connector draw:style-name="gr14" draw:text-style-name="P5" draw:layer="layout" draw:type="line" svg:x1="21.781cm" svg:y1="14.549cm" svg:x2="21.789cm" svg:y2="14.029cm" svg:d="m21781 14549 8-520">
          <text:p/>
        </draw:connector>
        <draw:connector draw:style-name="gr14" draw:text-style-name="P5" draw:layer="layout" draw:type="line" svg:x1="21.193cm" svg:y1="13.542cm" svg:x2="21.191cm" svg:y2="13.222cm" svg:d="m21193 13542-2-320">
          <text:p/>
        </draw:connector>
        <draw:connector draw:style-name="gr14" draw:text-style-name="P5" draw:layer="layout" draw:type="line" svg:x1="18.928cm" svg:y1="14.569cm" svg:x2="18.951cm" svg:y2="13.846cm" svg:d="m18928 14569 23-723">
          <text:p/>
        </draw:connector>
        <draw:connector draw:style-name="gr14" draw:text-style-name="P5" draw:layer="layout" draw:type="line" svg:x1="21.21cm" svg:y1="15.178cm" svg:x2="21.234cm" svg:y2="14.456cm" svg:d="m21210 15178 24-722">
          <text:p/>
        </draw:connector>
        <draw:connector draw:style-name="gr14" draw:text-style-name="P5" draw:layer="layout" draw:type="line" svg:x1="21.325cm" svg:y1="15.71cm" svg:x2="21.348cm" svg:y2="14.988cm" svg:d="m21325 15710 23-722">
          <text:p/>
        </draw:connector>
        <draw:connector draw:style-name="gr14" draw:text-style-name="P5" draw:layer="layout" draw:type="line" svg:x1="23.151cm" svg:y1="15.139cm" svg:x2="23.174cm" svg:y2="14.417cm" svg:d="m23151 15139 23-722">
          <text:p/>
        </draw:connector>
        <draw:custom-shape draw:style-name="gr3" draw:text-style-name="P5" xml:id="id53" draw:id="id53" draw:layer="layout" svg:width="0.219cm" svg:height="0.222cm" svg:x="10cm" svg:y="15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cm" svg:height="0.222cm" svg:x="11.324cm" svg:y="13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18cm" svg:height="0.222cm" svg:x="11.216cm" svg:y="15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22cm" svg:height="0.22cm" svg:x="13.31cm" svg:y="13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22cm" svg:height="0.219cm" svg:x="12.208cm" svg:y="14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23cm" svg:height="0.221cm" svg:x="12.319cm" svg:y="16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3cm" svg:height="0.223cm" svg:x="10.219cm" svg:y="13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cm" svg:height="0.22cm" svg:x="10.442cm" svg:y="16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1cm" svg:height="0.221cm" svg:x="14.415cm" svg:y="1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19cm" svg:height="0.222cm" svg:x="14.08cm" svg:y="15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1cm" svg:height="0.219cm" svg:x="15.078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17cm" svg:height="0.221cm" svg:x="14.308cm" svg:y="12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22cm" svg:height="0.217cm" svg:x="12.208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18cm" svg:height="0.221cm" svg:x="11.216cm" svg:y="17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21cm" svg:height="0.224cm" svg:x="12.871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2cm" svg:height="0.221cm" svg:x="13.532cm" svg:y="17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19cm" svg:height="0.224cm" svg:x="14.97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0.219cm" svg:y1="15.129cm" svg:x2="10.992cm" svg:y2="15.054cm" draw:start-shape="id53" draw:start-glue-point="10" svg:d="m10219 15129 773-75">
          <text:p/>
        </draw:connector>
        <draw:custom-shape draw:style-name="gr3" draw:text-style-name="P5" draw:layer="layout" svg:width="0.22cm" svg:height="0.222cm" svg:x="11.324cm" svg:y="13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18cm" svg:height="0.222cm" svg:x="11.216cm" svg:y="15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22cm" svg:height="0.22cm" svg:x="13.31cm" svg:y="13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22cm" svg:height="0.219cm" svg:x="12.208cm" svg:y="14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23cm" svg:height="0.221cm" svg:x="12.319cm" svg:y="16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3cm" svg:height="0.223cm" svg:x="10.219cm" svg:y="13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cm" svg:height="0.22cm" svg:x="10.442cm" svg:y="16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1cm" svg:height="0.221cm" svg:x="14.415cm" svg:y="1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19cm" svg:height="0.222cm" svg:x="14.08cm" svg:y="15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1cm" svg:height="0.219cm" svg:x="15.078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17cm" svg:height="0.221cm" svg:x="14.308cm" svg:y="12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22cm" svg:height="0.217cm" svg:x="12.208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18cm" svg:height="0.221cm" svg:x="11.216cm" svg:y="17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21cm" svg:height="0.224cm" svg:x="12.871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2cm" svg:height="0.221cm" svg:x="13.532cm" svg:y="17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19cm" svg:height="0.224cm" svg:x="14.97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cm" svg:height="0.222cm" svg:x="11.324cm" svg:y="13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18cm" svg:height="0.222cm" svg:x="11.216cm" svg:y="15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22cm" svg:height="0.22cm" svg:x="13.31cm" svg:y="13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22cm" svg:height="0.219cm" svg:x="12.208cm" svg:y="14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23cm" svg:height="0.221cm" svg:x="12.319cm" svg:y="16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3cm" svg:height="0.223cm" svg:x="10.219cm" svg:y="13.7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cm" svg:height="0.22cm" svg:x="10.442cm" svg:y="16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1cm" svg:height="0.221cm" svg:x="14.415cm" svg:y="14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19cm" svg:height="0.222cm" svg:x="14.08cm" svg:y="15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1cm" svg:height="0.219cm" svg:x="15.078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17cm" svg:height="0.221cm" svg:x="14.308cm" svg:y="12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22cm" svg:height="0.217cm" svg:x="12.208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18cm" svg:height="0.221cm" svg:x="11.216cm" svg:y="17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21cm" svg:height="0.224cm" svg:x="12.871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22cm" svg:height="0.221cm" svg:x="13.532cm" svg:y="17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219cm" svg:height="0.224cm" svg:x="14.97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12.983cm" svg:y1="15.11cm" svg:x2="13.815cm" svg:y2="15.353cm" svg:d="m12983 15110 832 243">
          <text:p/>
        </draw:connector>
        <draw:connector draw:style-name="gr9" draw:text-style-name="P5" draw:layer="layout" draw:type="line" svg:x1="12.872cm" svg:y1="14.978cm" svg:x2="12.868cm" svg:y2="14.521cm" draw:start-shape="id54" draw:start-glue-point="4" svg:d="m12872 14978-4-457">
          <text:p/>
        </draw:connector>
        <draw:connector draw:style-name="gr7" draw:text-style-name="P5" draw:layer="layout" draw:type="line" svg:x1="10.444cm" svg:y1="13.786cm" svg:x2="11.215cm" svg:y2="13.711cm" svg:d="m10444 13786 771-75">
          <text:p/>
        </draw:connector>
        <draw:connector draw:style-name="gr7" draw:text-style-name="P5" draw:layer="layout" draw:type="line" svg:x1="11.544cm" svg:y1="13.328cm" svg:x2="12.322cm" svg:y2="13.19cm" svg:d="m11544 13328 778-138">
          <text:p/>
        </draw:connector>
        <draw:connector draw:style-name="gr7" draw:text-style-name="P5" draw:layer="layout" draw:type="line" svg:x1="10.662cm" svg:y1="16.839cm" svg:x2="11.434cm" svg:y2="16.766cm" svg:d="m10662 16839 772-73">
          <text:p/>
        </draw:connector>
        <draw:connector draw:style-name="gr7" draw:text-style-name="P5" draw:layer="layout" draw:type="line" svg:x1="11.434cm" svg:y1="15.646cm" svg:x2="12.205cm" svg:y2="15.571cm" svg:d="m11434 15646 771-75">
          <text:p/>
        </draw:connector>
        <draw:connector draw:style-name="gr7" draw:text-style-name="P5" draw:layer="layout" draw:type="line" svg:x1="12.43cm" svg:y1="15.681cm" svg:x2="13.202cm" svg:y2="15.605cm" svg:d="m12430 15681 772-76">
          <text:p/>
        </draw:connector>
        <draw:connector draw:style-name="gr7" draw:text-style-name="P5" draw:layer="layout" draw:type="line" svg:x1="11.434cm" svg:y1="17.854cm" svg:x2="12.335cm" svg:y2="17.792cm" svg:d="m11434 17854 901-62">
          <text:p/>
        </draw:connector>
        <draw:connector draw:style-name="gr7" draw:text-style-name="P5" draw:layer="layout" draw:type="line" svg:x1="13.092cm" svg:y1="17.141cm" svg:x2="13.847cm" svg:y2="17.154cm" svg:d="m13092 17141 755 13">
          <text:p/>
        </draw:connector>
        <draw:connector draw:style-name="gr7" draw:text-style-name="P5" draw:layer="layout" draw:type="line" svg:x1="13.714cm" svg:y1="17.744cm" svg:x2="14.498cm" svg:y2="17.739cm" svg:d="m13714 17744 784-5">
          <text:p/>
        </draw:connector>
        <draw:connector draw:style-name="gr7" draw:text-style-name="P5" draw:layer="layout" draw:type="line" svg:x1="15.299cm" svg:y1="16.599cm" svg:x2="16cm" svg:y2="16.547cm" svg:d="m15299 16599 701-52">
          <text:p/>
        </draw:connector>
        <draw:connector draw:style-name="gr7" draw:text-style-name="P5" draw:layer="layout" draw:type="line" svg:x1="15.189cm" svg:y1="17.081cm" svg:x2="15.967cm" svg:y2="17.068cm" svg:d="m15189 17081 778-13">
          <text:p/>
        </draw:connector>
        <draw:connector draw:style-name="gr7" draw:text-style-name="P5" draw:layer="layout" draw:type="line" svg:x1="14.299cm" svg:y1="15.646cm" svg:x2="15.116cm" svg:y2="15.534cm" svg:d="m14299 15646 817-112">
          <text:p/>
        </draw:connector>
        <draw:connector draw:style-name="gr7" draw:text-style-name="P5" draw:layer="layout" draw:type="line" svg:x1="14.636cm" svg:y1="14.543cm" svg:x2="15.407cm" svg:y2="14.468cm" svg:d="m14636 14543 771-75">
          <text:p/>
        </draw:connector>
        <draw:connector draw:style-name="gr7" draw:text-style-name="P5" draw:layer="layout" draw:type="line" svg:x1="14.462cm" svg:y1="12.997cm" svg:x2="15.307cm" svg:y2="12.943cm" svg:d="m14462 12997 845-54">
          <text:p/>
        </draw:connector>
        <draw:connector draw:style-name="gr7" draw:text-style-name="P5" draw:layer="layout" draw:type="line" svg:x1="13.527cm" svg:y1="13.438cm" svg:x2="14.306cm" svg:y2="13.339cm" svg:d="m13527 13438 779-99">
          <text:p/>
        </draw:connector>
        <draw:connector draw:style-name="gr7" draw:text-style-name="P5" draw:layer="layout" draw:type="line" svg:x1="12.43cm" svg:y1="14.1cm" svg:x2="13.218cm" svg:y2="14.074cm" svg:d="m12430 14100 788-26">
          <text:p/>
        </draw:connector>
        <draw:custom-shape draw:style-name="gr6" draw:text-style-name="P5" xml:id="id54" draw:id="id54" draw:layer="layout" svg:width="0.223cm" svg:height="0.219cm" svg:x="12.76cm" svg:y="14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line" svg:x1="12.983cm" svg:y1="15.088cm" svg:x2="13.803cm" svg:y2="15.033cm" draw:start-shape="id54" draw:start-glue-point="10" svg:d="m12983 15088 820-55">
          <text:p/>
        </draw:connector>
        <draw:connector draw:style-name="gr7" draw:text-style-name="P5" draw:layer="layout" draw:type="line" svg:x1="12.542cm" svg:y1="16.267cm" svg:x2="13.359cm" svg:y2="16.239cm" svg:d="m12542 16267 817-28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4T12:48:49</meta:creation-date>
    <dc:date>2013-09-05T10:05:23</dc:date>
    <meta:editing-duration>PT1H14M21S</meta:editing-duration>
    <meta:editing-cycles>16</meta:editing-cycles>
    <meta:generator>LibreOffice/3.5$Linux_X86_64 LibreOffice_project/350m1$Build-403</meta:generator>
    <meta:document-statistic meta:object-count="279"/>
  </office:meta>
</office:document-meta>
</file>